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2A00000018801EDCFA3CEDFCF8.png" manifest:media-type="image/png"/>
  <manifest:file-entry manifest:full-path="Pictures/1000072D000004640000027424E5A0109DF12C87.svg" manifest:media-type="image/svg+xml"/>
  <manifest:file-entry manifest:full-path="Pictures/10000001000000340000001B6557A918FF2DB13A.png" manifest:media-type="image/png"/>
  <manifest:file-entry manifest:full-path="Pictures/100007450000056D000002CAA576580D4DEC031A.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4" svg:stroke-width="0.072cm" svg:stroke-color="#000000" draw:stroke-linejoin="miter" svg:stroke-linecap="square" draw:fill="solid" draw:fill-color="#ffffff" draw:textarea-horizontal-align="center" draw:textarea-vertical-align="middle" fo:padding-top="0.161cm" fo:padding-bottom="0.161cm" fo:padding-left="0.286cm" fo:padding-right="0.286cm"/>
      <style:paragraph-properties style:writing-mode="lr-tb"/>
    </style:style>
    <style:style style:name="gr2" style:family="graphic" style:parent-style-name="standard">
      <style:graphic-properties draw:stroke="solid" draw:stroke-dash="Dash_20_Dot_20_4" svg:stroke-width="0.072cm" svg:stroke-color="#000000" draw:stroke-linejoin="miter" svg:stroke-linecap="square" draw:textarea-horizontal-align="center" draw:textarea-vertical-align="middle" fo:padding-top="0.161cm" fo:padding-bottom="0.161cm" fo:padding-left="0.286cm" fo:padding-right="0.286cm"/>
    </style:style>
    <style:style style:name="gr3" style:family="graphic" style:parent-style-name="Object_20_with_20_no_20_fill_20_and_20_no_20_line">
      <style:graphic-properties draw:fill="solid" draw:fill-color="#ffffff"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loext:graphic-properties draw:fill="solid" draw:fill-color="#ffffff"/>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2" draw:layer="layout" svg:width="2.288cm" svg:height="1.856cm" svg:x="4.081cm" svg:y="5.471cm" svg:viewBox="0 0 2289 1857" draw:points="1360,1857 0,1857 0,0 1360,0 1455,5 1547,19 1636,42 1721,73 1803,112 1879,159 1951,212 2017,272 2077,338 2130,409 2177,486 2216,567 2248,652 2270,741 2285,834 2289,929 2285,1023 2270,1116 2248,1205 2216,1290 2177,1371 2130,1448 2077,1519 2017,1585 1951,1645 1879,1698 1803,1745 1721,1784 1636,1815 1547,1838 1455,1852">
            <text:p text:style-name="P1">AND</text:p>
          </draw:polygon>
          <draw:line draw:style-name="gr2" draw:text-style-name="P1" draw:layer="layout" svg:x1="6.37cm" svg:y1="6.4cm" svg:x2="7.018cm" svg:y2="6.4cm">
            <text:p/>
          </draw:line>
          <draw:line draw:style-name="gr2" draw:text-style-name="P1" draw:layer="layout" svg:x1="3.437cm" svg:y1="5.935cm" svg:x2="4.081cm" svg:y2="5.935cm">
            <text:p/>
          </draw:line>
          <draw:line draw:style-name="gr2" draw:text-style-name="P1" draw:layer="layout" svg:x1="3.437cm" svg:y1="6.864cm" svg:x2="4.081cm" svg:y2="6.864cm">
            <text:p/>
          </draw:line>
        </draw:g>
        <draw:frame draw:style-name="gr3" draw:text-style-name="P2" draw:layer="layout" svg:width="3.632cm" svg:height="1.854cm" svg:x="7.636cm" svg:y="7.008cm">
          <draw:image xlink:href="Pictures/100007450000056D000002CAA576580D4DEC031A.svg" xlink:type="simple" xlink:show="embed" xlink:actuate="onLoad" draw:mime-type="image/svg+xml">
            <text:p text:style-name="P1">OR </text:p>
          </draw:image>
          <draw:image xlink:href="Pictures/10000001000000340000001B6557A918FF2DB13A.png" xlink:type="simple" xlink:show="embed" xlink:actuate="onLoad" draw:mime-type="image/png"/>
        </draw:frame>
        <draw:frame draw:style-name="gr3" draw:text-style-name="P4" draw:layer="layout" svg:width="3.302cm" svg:height="1.854cm" svg:x="12.167cm" svg:y="7.017cm">
          <draw:image xlink:href="Pictures/1000072D000004640000027424E5A0109DF12C87.svg" xlink:type="simple" xlink:show="embed" xlink:actuate="onLoad" draw:mime-type="image/svg+xml">
            <text:p text:style-name="P3"><text:span text:style-name="T1">NOT </text:span><text:span text:style-name="T2"><text:s text:c="3"/></text:span></text:p>
          </draw:image>
          <draw:image xlink:href="Pictures/100000010000002A00000018801EDCFA3CEDFCF8.png" xlink:type="simple" xlink:show="embed" xlink:actuate="onLoad" draw:mime-type="image/png"/>
        </draw:frame>
        <draw:g>
          <draw:polygon draw:style-name="gr1" draw:text-style-name="P2" draw:layer="layout" svg:width="2.288cm" svg:height="1.856cm" svg:x="4.046cm" svg:y="8.833cm" svg:viewBox="0 0 2289 1857" draw:points="1360,1857 0,1857 0,0 1360,0 1455,5 1547,19 1636,42 1721,73 1803,112 1879,159 1951,212 2017,272 2077,338 2130,409 2177,486 2216,567 2248,652 2270,741 2285,834 2289,929 2285,1023 2270,1116 2248,1205 2216,1290 2177,1371 2130,1448 2077,1519 2017,1585 1951,1645 1879,1698 1803,1745 1721,1784 1636,1815 1547,1838 1455,1852">
            <text:p text:style-name="P1">AND</text:p>
          </draw:polygon>
          <draw:line draw:style-name="gr2" draw:text-style-name="P1" draw:layer="layout" svg:x1="6.335cm" svg:y1="9.762cm" svg:x2="6.983cm" svg:y2="9.762cm">
            <text:p/>
          </draw:line>
          <draw:line draw:style-name="gr2" draw:text-style-name="P1" draw:layer="layout" svg:x1="3.402cm" svg:y1="9.297cm" svg:x2="4.046cm" svg:y2="9.297cm">
            <text:p/>
          </draw:line>
          <draw:line draw:style-name="gr2" draw:text-style-name="P1" draw:layer="layout" svg:x1="3.402cm" svg:y1="10.226cm" svg:x2="4.046cm" svg:y2="10.226cm">
            <text:p/>
          </draw:lin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5T08:56:16.022450761</meta:creation-date>
    <dc:date>2023-09-05T09:08:57.328900917</dc:date>
    <meta:editing-duration>PT12M41S</meta:editing-duration>
    <meta:editing-cycles>2</meta:editing-cycles>
    <meta:generator>LibreOffice/7.3.7.2$Linux_X86_64 LibreOffice_project/30$Build-2</meta:generator>
    <meta:document-statistic meta:object-count="12"/>
  </office:meta>
</office:document-meta>
</file>